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530" officeooo:paragraph-rsid="001c0530"/>
    </style:style>
    <style:style style:name="P2" style:family="paragraph" style:parent-style-name="Standard">
      <style:text-properties officeooo:rsid="001f68a4" officeooo:paragraph-rsid="001f68a4"/>
    </style:style>
    <style:style style:name="T1" style:family="text">
      <style:text-properties officeooo:rsid="001cf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юбое дело можно делать эффективно и не очень. Можно вкладывать много усилий и добиться чуть-чуть, а можно подойти с умом и добиться гораздо большего. В любом деле можно руководствоваться какой-то интуицией, привязанностями, чувственным порывом. Но весьма вероятно, что лучший результат будет достигнут, если смотреть на факты, вводить метрики эффективности и трезво оценивать то, что может получиться. Абсолютно точную, учитывающую всё метрику эффективности придумать невозможно, но, тем не менее, необходимо двигаться в этом направлении. </text:p>
      <text:p text:style-name="P1">Эффективный альтруизм – применение <text:span text:style-name="T1">этого рассуждения в области благотворительности. Тут еще важна изначальная посылка, что жизненной целью является сделать мир лучше и облегчить страдания живых существ. В это статье </text:span><text:a xlink:type="simple" xlink:href="https://effectivealtruism.ru/introduction-to-effective-altruism/" text:style-name="Internet_20_link" text:visited-style-name="Visited_20_Internet_20_Link"><text:span text:style-name="T1">https://effectivealtruism.ru/introduction-to-effective-altruism/</text:span></text:a><text:span text:style-name="T1"> хорошо <text:s/>рассмотрены примеры эффективных/неэффективных благотворительных фондов. Еще идея – мы богаче примерно 97-99% населения Земли, поэтому у нас очень много возможностей помогать другим людям. Регулярные пожертвования в наиболее эффективные фонды (которые выгоднее всего переводят деньги в QALY) позволят оказать миру огромную помощь. </text:span></text:p>
      <text:p text:style-name="P2">За дальнейшими рассуждениями, советами и планами отправляю сюда: <text:a xlink:type="simple" xlink:href="https://80000hours.org/" text:style-name="Internet_20_link" text:visited-style-name="Visited_20_Internet_20_Link">https://80000hours.org/</text:a> </text:p>
      <text:p text:style-name="P2"><text:a xlink:type="simple" xlink:href="https://www.centreforeffectivealtruism.org/" text:style-name="Internet_20_link" text:visited-style-name="Visited_20_Internet_20_Link">https://www.centreforeffectivealtruism.org/</text:a> https://www.givingwhatwecan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0:34:21.465375851</meta:creation-date>
    <dc:date>2019-01-20T14:29:03.833005144</dc:date>
    <meta:editing-duration>PT40M5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154" meta:character-count="1324" meta:non-whitespace-character-count="1168"/>
  </office:meta>
</office:document-meta>
</file>